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1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eine Stichpro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tlere Stichprobe 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tlere Stichprobe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ttlere Stichprobe 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7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3:04:43.342000000</meta:creation-date>
    <dc:date>2020-02-24T13:53:03.999000000</dc:date>
    <meta:editing-duration>PT7M20S</meta:editing-duration>
    <meta:editing-cycles>4</meta:editing-cycles>
    <meta:generator>LibreOffice/6.2.8.2$Windows_X86_64 LibreOffice_project/f82ddfca21ebc1e222a662a32b25c0c9d20169ee</meta:generator>
    <meta:document-statistic meta:table-count="1" meta:cell-count="59" meta:object-count="0"/>
  </office:meta>
</office:document-meta>
</file>